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6" svg:font-family="Arial"/>
    <style:font-face style:name="Arial2" svg:font-family="Arial, Helvetica, sans-serif"/>
    <style:font-face style:name="OpenSymbol" svg:font-family="OpenSymbol"/>
    <style:font-face style:name="Arial4"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Arial Narrow" svg:font-family="'Arial Narrow'"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2.14mm" fo:margin-top="0mm" fo:margin-bottom="1.99mm" table:align="right"/>
    </style:style>
    <style:style style:name="Table1.A" style:family="table-column">
      <style:table-column-properties style:column-width="22.97mm"/>
    </style:style>
    <style:style style:name="Table1.B" style:family="table-column">
      <style:table-column-properties style:column-width="149.17mm"/>
    </style:style>
    <style:style style:name="Table1.A1" style:family="table-cell">
      <style:table-cell-properties fo:padding-left="0mm" fo:padding-right="0mm" fo:padding-top="0mm" fo:padding-bottom="1.99mm" fo:border="none"/>
    </style:style>
    <style:style style:name="P1" style:family="paragraph" style:parent-style-name="Text_20_body">
      <style:text-properties style:font-name="Arial"/>
    </style:style>
    <style:style style:name="P2" style:family="paragraph" style:parent-style-name="Title" style:master-page-name="Portrait_2c__20_3_2f_4_22__20_margins">
      <style:paragraph-properties style:page-number="auto"/>
    </style:style>
    <style:style style:name="P3" style:family="paragraph" style:parent-style-name="Text_20_body" style:list-style-name="Bullets_2c__20_diamond"/>
    <style:style style:name="P4" style:family="paragraph" style:parent-style-name="Text_20_body">
      <style:text-properties style:font-name="Arial"/>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variant="normal" fo:text-transform="none" fo:color="#222222" style:font-name="Arial2" fo:font-size="12pt" fo:letter-spacing="normal" fo:font-style="normal" fo:font-weight="normal"/>
    </style:style>
    <style:style style:name="T4" style:family="text">
      <style:text-properties fo:font-variant="normal" fo:text-transform="none" fo:color="#222222" fo:letter-spacing="normal"/>
    </style:style>
    <style:style style:name="T5" style:family="text">
      <style:text-properties style:font-name="Arial4"/>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text-position="sub 58%" fo:font-style="italic" style:font-style-asian="italic" style:font-style-complex="italic"/>
    </style:style>
    <style:style style:name="T10" style:family="text">
      <style:text-properties style:font-name="Arial"/>
    </style:style>
    <style:style style:name="T11" style:family="text">
      <style:text-properties style:font-name="Arial" fo:font-style="italic" style:font-style-asian="italic" style:font-style-complex="italic"/>
    </style:style>
    <style:style style:name="fr1" style:family="graphic" style:parent-style-name="Frame">
      <style:graphic-properties fo:margin-left="0mm" fo:margin-right="0mm" fo:margin-top="0mm" fo:margin-bottom="1.52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Formula">
      <style:graphic-properties style:vertical-pos="from-top" style:vertical-rel="paragraph" style:horizontal-pos="from-left" style:horizontal-rel="paragraph" draw:ole-draw-aspect="1"/>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lor</text:p>
      <text:p text:style-name="_2a__2a__2a__2a__2a__20__20__20__20__20__20__20_Hidden_20__20__20__20__20__20__2a__2a__2a__2a__2a_">Don Peterson <text:s text:c="7"/>Words: <text:word-count>3907</text:word-count> </text:p>
      <text:p text:style-name="Subtitle"><text:a xlink:type="simple" xlink:href="mailto:someonesdad1@gmail.com" text:style-name="Internet_20_link" text:visited-style-name="Visited_20_Internet_20_Link">someonesdad1@gmail.com</text:a> 29 Mar 2022</text:p>
      <text:p text:style-name="Text_20_body">In March of 2022, I again became interested is displaying colors on my monitor and updating some of the ANSI escape code sequences in libraries I had written for python scripts. <text:s/>I had also gotten disgusted with the more than 10<text:span text:style-name="T2">4</text:span> color names I had collected over the years (with about 1/3 of them being duplicates) and wondered if there was a simpler system. <text:s/>This led to a <text:a xlink:type="simple" xlink:href="#7.The color rabbit hole|outline" text:style-name="Internet_20_link" text:visited-style-name="Visited_20_Internet_20_Link">rabbit hole</text:a>.</text:p>
      <text:p text:style-name="Text_20_body">Because I spent some time reading about this topic, this document records some of the things I've learned so I might be able to make sense a few years later out of the documentation and code I wrote.</text:p>
      <text:h text:style-name="Heading_20_1" text:outline-level="1">Précis</text:h>
      <text:p text:style-name="Text_20_body">Many of us muck around with RGB color on our computers. <text:s/>This leads to learning about a variety of ways of expressing color (in different "color spaces", which are coordinate systems developed to quantify color). <text:s/>One section will deal with these coordinates and their transformations; I'll include numerical examples that let you check your calculations. <text:s/></text:p>
      <text:p text:style-name="Text_20_body">Much of my python work resulted in a <text:span text:style-name="Code">Color</text:span> object (defined in the <text:span text:style-name="Code">rgb.py</text:span> module) which encapsulates color information and has attributes allowing conversion to other coordinates. <text:s/>Other numerical examples are in the test cases in the python modules. <text:s/>I also worked on developing some color names for my own use.</text:p>
      <text:p text:style-name="Text_20_body">I found that we humans can practically resolve at best perhaps a few nm of differences in light wavelength. <text:s/>Because of this, I arbitrarily used a 5 nm separation of wavelengths for color hue resolution. <text:s/>It seems to me not to make much practical difference for casual use on a monitor for finer resolution -- and, in fact, I feel 10 nm is usable. <text:s/>Of course, this is perceptual and your opinions may differ.</text:p>
      <text:p text:style-name="Text_20_body">This document's directory contains a number of python scripts that illustrate material in this text. <text:s/>If you wish to get similar results to what I see on my computer, you'll want to run them in a terminal with 24-bit color and a monitor that displays most of the sRGB color space. <text:s/>I use the mintty terminal program under cygwin on MS Windows 10.</text:p>
      <text:h text:style-name="Heading_20_1" text:outline-level="1">Principles</text:h>
      <text:p text:style-name="Text_20_body"><text:span text:style-name="T1">Grassman's law</text:span>: <text:s/>if two colors are indistinguishable (metamers), you can add another color to both of them equally and they will still appear to be equal colors. <text:s/>This is an empirical result about light mixing that it is additive and linear. <text:s/>Grassman found that, within limits, an arbitrary color can be perceived from a mixture of three colored lights, as long as the three colored lights are linearly independent (one isn't a sum of the other two). <text:s/>This observation goes back to Young's and Newton's work.</text:p>
      <text:p text:style-name="Text_20_body"><text:span text:style-name="T1">Wright and Guild experiments in late 1920's</text:span>: <text:s/>These experiments on 17 test subjects investigated the nature of human vision, starting with Grassman's result. <text:s/>These measurements were with a light patch that subtended 2<text:span text:style-name="T5">° for the observer, matching the angular spread of the fovea in the eye. <text:s/>The subjects' task was to turn knobs to adjust component light sources until two adjacent colors looked identical to their eyes. <text:s/>A fundamental result was the three color matching functions, relating </text:span></text:p>
      <text:p text:style-name="Text_20_body">The human eye cannot separate a perceived color into its spectral content as the ear can do with sound. <text:s/>A given perceived color can be achieved in many different ways [<text:span text:style-name="Reference">cp</text:span>].</text:p>
      <text:p text:style-name="Text_20_body"><text:span text:style-name="T1">CIE 1931 Chromaticity diagram</text:span>: <text:s/>This diagram [<text:span text:style-name="Reference">cd1931</text:span>] includes the spectral colors along the boundary. <text:s/>It captures all colors that humans are able to perceive. <text:s/>These colors are located on the diagram by two coordinates, x and y. <text:s/>The CIE 1976 chromaticity diagram [<text:span text:style-name="Reference">cd1976</text:span>] tries to address <text:soft-page-break/>the overly large representations of greens on the 1931 diagram by using a projective transformation to change the coordinates. <text:s/>The overall information in the diagrams is the same, but the new coordinates u', v' are more convenient for comparing two different colors, as their Euclidean distance in this space is roughly equal to how different humans perceive the two colors.</text:p>
      <text:p text:style-name="Text_20_body"><text:span text:style-name="T1">"Triangular" spaces</text:span>: <text:s/>The chromaticity diagram can be used to show a triangle (usually with red, green, and blue points) that shows the colors that can be achieved with a set of coordinates making up a color space. <text:s/>These are useful to understand the set of colors that can be rendered using the coordinates. <text:s/></text:p>
      <text:h text:style-name="Heading_20_1" text:outline-level="1">Wright and Guild Experiments</text:h>
      <text:p text:style-name="Text_20_body">Here are the papers' abstracts:</text:p>
      <text:p text:style-name="Text_20_body">[<text:span text:style-name="Reference">wright</text:span>] W D Wright 1929 <text:span text:style-name="T7">Trans. Opt. Soc.</text:span> 30 141: <text:s/>"A re-determination of the trichromatic coefficients of the spectral colours"</text:p>
      <text:p text:style-name="Abstract">Using a new trichromatic colorimeter a series of colour matches through the spectrum has been made by ten observers. The results have been averaged and a mean set of trichromatic coefficients for the spectral colours derived. These results are compared with previous determinations made by König and Abney. The variations in the coefficients that have been found amongst the ten observers must, as a consequence of a new method of basing the trichromatic units, be attributed to variations in the process of reception, but their magnitude appears to be of a small order. On the other hand, there are big differences in the amount of the macular pigment in different eyes and probably some variation in its dominant hue. These variations have been investigated by matches on a standard white, results for 36 observers being given in the paper and a mean value determined. This value, combined with the mean spectral coefficients, has been used to compute an average locus for the spectral colours in the colour triangle, with white at the centre.</text:p>
      <text:p text:style-name="Abstract">Other points discussed in the paper include the technique of colour matching, the range of intensity over which matches remained valid, and variations of luminosity.</text:p>
      <text:p text:style-name="Text_20_body">[<text:span text:style-name="Reference">guild</text:span>]</text:p>
      <text:p text:style-name="Abstract">Those properties of the eye which determine its behaviour in the measurement of luminous intensity and colour are completely defined by two sets of numerical data which express, as functions of wave-length, its behaviour to monochromatic radiation throughout the visible spectrum in respect of these two aspects of the visual effect of a stimulus. The first of these functions is embodied in the "Relative Visibility" curve of the spectrum, and the second is embodied in a curve showing the locus of the spectrum on the "colour triangle" of some trichromatic system. These two functions may be combined to give the "mixture curves" of the spectrum, by means of which we can calculate both the photometric and colorimetric values of any stimulus from its spectral energy distribution. The nature and significance of these various functions are sufficiently well understood to need no explanation here. </text:p>
      <text:p text:style-name="Text_20_body">These experiments in the late 1920's form the basis of quantification of human color perception by relating the physical nature of light (wavelength and intensity) to perceived color. <text:s/>These measurements involved 17 subjects (Wright used 10 and Guild used 7) and were used to generate a standard that is still in use today.</text:p>
      <text:p text:style-name="Text_20_body">The subjects were presented with adjustments for the intensity of three nearly monochromatic light sources of red (700 nm), green (546 nm), and blue (436 nm) light and they were asked to adjust the color components to match a presented unknown color.</text:p>
      <text:p text:style-name="Text_20_body">The CIE used the data from these experiments to define the CIE 1931 XYZ color space, intended to quantify all the colors perceivable to a person with "average" eyesight.</text:p>
      <text:p text:style-name="Text_20_body">Unfortunately, pg 483 of [nim] states "As the individual observer data, on which the 1931 system is based, have been lost in antiquity, this system can be used only to determine what color matches the standard observer would make."</text:p>
      <text:p text:style-name="Text_20_body">One of the interesting features of these experiments was that "negative" red values were needed. <text:s/>Negative values aren't physically meaningful, but what they meant was that the red color had to be mixed with the unknown color for the person to get a match.</text:p>
      <text:p text:style-name="Text_20_body"><text:soft-page-break/>Since negative coordinates were objected to, a linear transformation was used to convert the three r(<text:span text:style-name="T5">λ</text:span><text:span text:style-name="T10">), g(</text:span><text:span text:style-name="T5">λ</text:span><text:span text:style-name="T10">), b(</text:span><text:span text:style-name="T5">λ</text:span><text:span text:style-name="T10">) color matching functions to positive values:</text:span></text:p>
      <text:p text:style-name="P1"><draw:frame draw:style-name="fr3" draw:name="Object4" text:anchor-type="paragraph" svg:x="62.27mm" svg:y="0.14mm" svg:width="60.96mm" svg:height="15.96mm" draw:z-index="2"><draw:object xlink:href="./Object 4" xlink:type="simple" xlink:show="embed" xlink:actuate="onLoad"/><draw:image xlink:href="./ObjectReplacements/Object 4" xlink:type="simple" xlink:show="embed" xlink:actuate="onLoad"/></draw:frame></text:p>
      <text:p text:style-name="P1"/>
      <text:p text:style-name="P1"/>
      <text:p text:style-name="Text_20_body"><text:span text:style-name="T10">This operation resulted in the </text:span><text:span text:style-name="Overbar">x</text:span><text:span text:style-name="T10">(</text:span><text:span text:style-name="T5">λ</text:span><text:span text:style-name="T10">), </text:span><text:span text:style-name="Overbar">y</text:span><text:span text:style-name="T10">(</text:span><text:span text:style-name="T5">λ</text:span><text:span text:style-name="T10">), </text:span><text:span text:style-name="Overbar">z</text:span><text:span text:style-name="T10">(</text:span><text:span text:style-name="T5">λ</text:span><text:span text:style-name="T10">) color matching functions that are integrated with a power spectral density function to give the three X, Y, Z tristimulus values for this particular color. <text:s/>These values have been in use for 90 years.</text:span></text:p>
      <text:p text:style-name="P1">The Y value represents the intensity of the light. <text:s/></text:p>
      <text:p text:style-name="P1">These XYZ values are often transformed to </text:p>
      <text:p text:style-name="P1"><draw:frame draw:style-name="fr3" draw:name="Object5" text:anchor-type="paragraph" svg:x="82.53mm" svg:y="0.49mm" svg:width="24.48mm" svg:height="18.77mm" draw:z-index="3"><draw:object xlink:href="./Object 5" xlink:type="simple" xlink:show="embed" xlink:actuate="onLoad"/><draw:image xlink:href="./ObjectReplacements/Object 5" xlink:type="simple" xlink:show="embed" xlink:actuate="onLoad"/></draw:frame></text:p>
      <text:p text:style-name="P1"/>
      <text:p text:style-name="P1"/>
      <text:p text:style-name="P1"/>
      <text:p text:style-name="Text_20_body"><text:span text:style-name="T10">A </text:span><text:span text:style-name="T11">z</text:span><text:span text:style-name="T10"> value can be defined, but it isn't needed because it is linearly dependendent on </text:span><text:span text:style-name="T11">x</text:span><text:span text:style-name="T10"> and </text:span><text:span text:style-name="T11">y</text:span><text:span text:style-name="T10">.</text:span></text:p>
      <text:p text:style-name="Text_20_body"><text:span text:style-name="T10">These </text:span><text:span text:style-name="T11">x</text:span><text:span text:style-name="T10">, </text:span><text:span text:style-name="T11">y</text:span><text:span text:style-name="T10"> values are used in the 1931 CIE chromaticity diagram as the two-dimensional coordinates of chromaticity. <text:s/>You'll see xyY used as a set of numbers to describe a light color.</text:span></text:p>
      <text:p text:style-name="P1">The chromaticity diagram shows the spectral colors and all of the colors the average human is capable of perceiving.</text:p>
      <text:h text:style-name="Heading_20_2" text:outline-level="2">Perception</text:h>
      <text:p text:style-name="Text_20_body">It's important to remember that the term "perception" involves the physical process of photons with various energies entering the human eyeball and giving up their energy to organic compounds in the retina, eventually resulting in electrical signals being delivered to the brain for further processing and interpretation. <text:s/>This is a complex system that even today is not understood in great detail. <text:s/>It shouldn't be surprising that many color judgments are subjective and depend on the observer. <text:s/></text:p>
      <text:p text:style-name="Text_20_body">Here's an example. <text:s/>As a student, I vividly remember setting up a lab one morning for students later in the afternoon. <text:s/>One of the experiments used a Fabry-Perot interferometer to look at interference rings from a sodium light source. <text:s/>When the interferometer was adjusted properly, there were two concentric orange rings of light in the field of view. <text:s/>I remember being surprised at the time that I perceived a color difference between these two colors because they looked different to my eye in the dark room (my eyes were adapted to the dark) -- and I knew they were a closely-spaced doublet. <text:s/>The sodium doublet at 589 nm is separated by 0.6 nm.</text:p>
      <text:p text:style-name="Text_20_body">In Mar 2022 I wondered whether humans are actually capable of resolving a color difference in two colors separated by 0.6 nm. <text:s/>I found the paper J Opt Soc Am A Opt Image Sci Vis. 2001 February; 18(2): 310–318 and after skimming it, I was pretty sure I wouldn't have been able to resolve to less than 1 nm. <text:s/>Based on the paper's information, I felt that the average human might be able to discriminate wavelengths to perhaps a few nm. <text:s/></text:p>
      <text:p text:style-name="Text_20_body">I had to conclude that the color difference I so vividly remember from more than 50 years ago was probably due to the intensity difference between the two spectral lines. <text:s/>The less intense line looked like it was a different color (a "duskier" darker orange). <text:s/></text:p>
      <text:p text:style-name="Text_20_body"><text:a xlink:type="simple" xlink:href="https://en.wikipedia.org/wiki/Tetrachromacy" text:style-name="Internet_20_link" text:visited-style-name="Visited_20_Internet_20_Link">Tetrachromancy</text:a> was the normal condition of most mammals in the past; a genetic change made the majority of species of this class eventually lose two of their four cones.</text:p>
      <text:h text:style-name="Heading_20_2" text:outline-level="2">Variation</text:h>
      <text:p text:style-name="xx_20_Needs_20_attention"><text:span text:style-name="T1">The figures 2, 3, 4 are NOT what is given in table 3</text:span>. <text:s/>Note that the "-" at the middle lobe of fig 2 means this is the classical negative red CMF data. <text:s/>After converting table 3 to means and standard <text:soft-page-break/>deviations, a number of the transformed red data have standard deviations larger than the means. <text:s/>For example, look at 500 nm. <text:s/>I feel it was a poor decision to present the means and the variances, as the standard deviation should have been given because it has the same dimensional units as the mean, whereas the variance doesn't. <text:s/>Not only that, but the many zeros in the table are annoying. <text:s/>The <text:span text:style-name="Code">nimeroff.py</text:span> script prints the data out in a more digestible form.</text:p>
      <text:p text:style-name="Text_20_body">[nim] (1961) gives the data on measurement variability in the CIE data (the paper is <text:span text:style-name="Code">/plib/rgb/chromaticity/jresv65An6p475_A1b.pdf</text:span>). <text:s/>Some quotes from this paper:</text:p>
      <text:list xml:id="list7847758510374497484" text:style-name="Bullets_2c__20_diamond">
        <text:list-item>
          <text:p text:style-name="P3"><text:span text:style-name="T7">The between-observer variabilities are found to be about 10 percent of the average of the color-mixture data and the average ratio of the between-observer variabilities to the within-observer variabilities is found to be about 5.7</text:span> [in the paper's abstract; here, the nomenclature is confusing, as it's uncertain whether this "variability" is standard deviation or variance; the next comment states the standard deviations are 0.1 to 0.2 of the mean].</text:p>
        </text:list-item>
        <text:list-item>
          <text:p text:style-name="P3"><text:span text:style-name="T7">Note that the standard deviations of these independent investigations are essentially of the same order of magnitude and range approximately from 10 to 20 percent of the mean function</text:span> [page 479]</text:p>
        </text:list-item>
        <text:list-item>
          <text:p text:style-name="P3"><text:span text:style-name="T7">Although it is perhaps reasonable to assume that an observers "errors" are not correlated with his "biases", the analyses of empirical data below will show that it cannot be assumed that the three obvervations R</text:span><text:span text:style-name="T9">i</text:span><text:span text:style-name="T7">, G</text:span><text:span text:style-name="T9">i</text:span><text:span text:style-name="T7">, B</text:span><text:span text:style-name="T9">i</text:span><text:span text:style-name="T7"> for the </text:span><text:span text:style-name="T6">i</text:span><text:span text:style-name="T7">th observer are independent.</text:span> <text:s/>[pg 476 and this is their reason why it's important to know the covariances] [the paper also uses the obsolete term of "error" for "uncertainty"; today, "error" means "mistake"]</text:p>
        </text:list-item>
        <text:list-item>
          <text:p text:style-name="P3">The primary colors used in the experiments were 645.2, 526.3, and 444.4 nm. [pg 476]</text:p>
        </text:list-item>
        <text:list-item>
          <text:p text:style-name="P3"><text:span text:style-name="T7">These data [within-observer] are based on the average of individual variability of two observers, one repeating his measurements four times and the other repeating his measurements five times. <text:s/>As might be expected, the within-observer standard deviations are approximately an order of magnitude lower than the between-observer standard deviations. ... The standard deviations approach zero at the location of the primaries.</text:span> [pg 480] <text:s/>Figures 2, 3, and 4 summarize the means and standard deviations of the spectral data from the two experimental sets. <text:s/><text:span text:style-name="T8">Note the logarithmic vertical scales</text:span>. <text:s/>Figure 4 shows substantial variation in the blue data between the two sets of experimental data in the region above around 500 nm.</text:p>
        </text:list-item>
      </text:list>
      <text:p text:style-name="Text_20_body">The paper bases its information on 10<text:span text:style-name="T5">°</text:span> observer data from 1959 papers: <text:s/>1) 53 observers from the Stiles-Burch (British) experiment and 2) 27 observers of the Speranskaya (Russian) experiment.</text:p>
      <text:p text:style-name="Text_20_body">The fundamental data are the Q = (xbar, ybar, zbar) measured spectral color matching functions.</text:p>
      <text:p text:style-name="Text_20_body">The key data of the paper are: </text:p>
      <text:list xml:id="list30346235" text:continue-numbering="true" text:style-name="Bullets_2c__20_diamond">
        <text:list-item>
          <text:p text:style-name="P3">Table 3 gives between observer means, variances, and covariances in Q as a function of wavelength in 10 nm steps from 400 nm to 720 nm.</text:p>
        </text:list-item>
        <text:list-item>
          <text:p text:style-name="P3">Table 4 gives within observer variances for Q as a function of wavelength in 10 nm steps from 400 nm to 720 nm.</text:p>
        </text:list-item>
      </text:list>
      <text:h text:style-name="Heading_20_1" text:outline-level="1">Chromaticity diagram</text:h>
      <text:p text:style-name="Text_20_body">The Wright and Guild experiments resulted in the CIE 1931 chromaticity diagram shown in <text:sequence-ref text:reference-format="text" text:ref-name="refFigure0">Figure 1</text:sequence-ref>.</text:p>
      <text:p text:style-name="Text_20_body"><draw:frame draw:style-name="fr1" draw:name="Frame1" text:anchor-type="paragraph" svg:width="135.47mm" draw:z-index="4"><draw:text-box fo:min-height="135.47mm"><text:p text:style-name="Figure"><draw:frame draw:style-name="fr2" draw:name="graphics1" text:anchor-type="paragraph" svg:width="135.47mm" svg:height="135.47mm" style:rel-height="scale" draw:z-index="5"><draw:image xlink:href="../chromaticity/1931Chromaticity.jpg" xlink:type="simple" xlink:show="embed" xlink:actuate="onLoad"/></draw:frame>Figure <text:sequence text:ref-name="refFigure0" text:name="Figure" text:formula="ooow:Figure+1" style:num-format="1">1</text:sequence></text:p></draw:text-box></draw:frame><text:soft-page-break/>This diagram shows the pure spectral colors along the outer locus with the wavelengths in nm markings. <text:s/>Note the coordinates are x and y. <text:s/>The whitepoint is at the point (0.333, 0.333). <text:s/></text:p>
      <text:p text:style-name="Text_20_body">Numerous people have objected to the excessive representation of greens on this diagram so other diagrams have been developed. <text:s/>One of the more popular is the 1976 CIE chromaticity diagram, which is gotten from the 1931 diagram via a projective transformation. <text:s/>The 1976 diagram is often called CIELAB and references the coordinates L*a*b*. <text:s/>Plots often use u' and v' instead, leading to the usual notational confusion for beginners.</text:p>
      <text:p text:style-name="Text_20_body"/>
      <text:h text:style-name="Heading_20_1" text:outline-level="1">Experiments</text:h>
      <text:h text:style-name="Heading_20_2" text:outline-level="2">2<text:span text:style-name="T5">°</text:span> and 10<text:span text:style-name="T5">°</text:span> observers</text:h>
      <text:p text:style-name="Text_20_body">Give the thumbs up sign with your arm fully extended. <text:s/>Your thumb approximately subtends 2<text:span text:style-name="T5">°</text:span> to your eye (measure the thumb width w and the length L from your eye to the thumb; the subtended angle is <draw:frame draw:style-name="fr4" draw:name="Object3" text:anchor-type="as-char" svg:width="29.25mm" svg:height="4.48mm" draw:z-index="6"><draw:object xlink:href="./Object 3" xlink:type="simple" xlink:show="embed" xlink:actuate="onLoad"/><draw:image xlink:href="./ObjectReplacements/Object 3" xlink:type="simple" xlink:show="embed" xlink:actuate="onLoad"/></draw:frame>). <text:s/>Your fist subtends about 10<text:span text:style-name="T5">°</text:span>. <text:s/>The 2<text:span text:style-name="T5">° angle is important, as that indicates the width of your fovea where you have the best color resolution.</text:span></text:p>
      <text:h text:style-name="Heading_20_2" text:outline-level="2">Chromaticity diagram</text:h>
      <text:h text:style-name="Heading_20_3" text:outline-level="3">White point</text:h>
      <text:p text:style-name="Text_20_body">The white point is at x = 1/3, y = 1/3. <text:s/>In this document, I'll refer to the whitepoint as the point W.</text:p>
      <text:h text:style-name="Heading_20_3" text:outline-level="3"><text:soft-page-break/>Dominant wavelength</text:h>
      <text:p text:style-name="Text_20_body">You can find the dominant wavelength by drawing a line through the whitepoint W and the color C on the chromaticity diagram. <text:s/>Where this line intersects the spectral locus at point S is the dominant wavelength. <text:s/>The purity is a number on [0, 1] that is 1 on the spectral locus at S and 0 at the whitepoint. <text:s/>Thus, it's the parameter in the parametric form of a line between these two points. <text:s/>You thus add a fraction <text:span text:style-name="T7">t</text:span> of the dominant wavelength and 1 - <text:span text:style-name="T7">t</text:span><text:span text:style-name="T6"> of white to get the color.</text:span></text:p>
      <text:p text:style-name="Text_20_body">This gives us a calculational method for the dominant wavelength of any color on the chromaticity diagram when the line intersects the spectral locus.</text:p>
      <text:p text:style-name="xx_20_Needs_20_attention"><text:span text:style-name="T1">Question</text:span>: <text:s/>how to handle things when the line lands on the line of purples? <text:s/><text:a xlink:type="simple" xlink:href="https://en.wikipedia.org/wiki/Line_of_purples" text:style-name="Internet_20_link" text:visited-style-name="Visited_20_Internet_20_Link">https://en.wikipedia.org/wiki/Line_of_purples</text:a> gives a clue: <text:s/>the line is gotten by the connecting the 380 nm and 780 nm lines. <text:s/>Then you get a dominant color that is the mixture of red and violet. <text:s/>Note these purples are not in the white light spectrum.</text:p>
      <text:h text:style-name="Heading_20_3" text:outline-level="3">Interpolation</text:h>
      <text:p text:style-name="Text_20_body">[<text:span text:style-name="Reference">cl</text:span>] pg 4: <text:s/>Pick two colors P and Q and show that any color on the line can be generated by a linear combination of the two. <text:s/>Since this is just a line in two dimensional space, we can use the following parametric equation: <text:s/><draw:frame draw:style-name="fr4" draw:name="Object1" text:anchor-type="as-char" svg:width="19.09mm" svg:height="4.32mm" draw:z-index="0"><draw:object xlink:href="./Object 1" xlink:type="simple" xlink:show="embed" xlink:actuate="onLoad"/><draw:image xlink:href="./ObjectReplacements/Object 1" xlink:type="simple" xlink:show="embed" xlink:actuate="onLoad"/></draw:frame> where <draw:frame draw:style-name="fr4" draw:name="Object2" text:anchor-type="as-char" svg:width="16.49mm" svg:height="4.32mm" draw:z-index="1"><draw:object xlink:href="./Object 2" xlink:type="simple" xlink:show="embed" xlink:actuate="onLoad"/><draw:image xlink:href="./ObjectReplacements/Object 2" xlink:type="simple" xlink:show="embed" xlink:actuate="onLoad"/></draw:frame> and t is a parameter on [0, 1].</text:p>
      <text:p text:style-name="Text_20_body">Nonuniqueness: <text:s/>In the previous experiment, pick a point R between P and Q. <text:s/>Find two other points S and T at nearly right angles to PQ and show that you can find an interpolation between S and T giving R.</text:p>
      <text:h text:style-name="Heading_20_3" text:outline-level="3">Complementary colors</text:h>
      <text:p text:style-name="Text_20_body">Two spectral colors on the spectral locus that pass through the whitepoint W are complementary. <text:s/>They add together to give white light.</text:p>
      <text:h text:style-name="Heading_20_3" text:outline-level="3">McAdam ellipses</text:h>
      <text:p text:style-name="Text_20_body"><text:a xlink:type="simple" xlink:href="https://en.wikipedia.org/wiki/MacAdam_ellipse" text:style-name="Internet_20_link" text:visited-style-name="Visited_20_Internet_20_Link">https://en.wikipedia.org/wiki/MacAdam_ellipse</text:a> Would some suitable xfm reduce these to a space with nearly equal-sized circles? <text:s/>Could such an xfm be found by a script that learns/adapts? <text:s/>Note the circles were 10 times their real size. <text:s/><text:a xlink:type="simple" xlink:href="https://en.wikipedia.org/wiki/File:CIExy1931_MacAdam.png" text:style-name="Internet_20_link" text:visited-style-name="Visited_20_Internet_20_Link">https://en.wikipedia.org/wiki/File:CIExy1931_MacAdam.png</text:a> </text:p>
      <text:h text:style-name="Heading_20_2" text:outline-level="2">Variability</text:h>
      <text:p text:style-name="Text_20_body">Put the Nimeroff data into a script and plot the functions and their variances/covariances. <text:s/></text:p>
      <text:h text:style-name="Heading_20_1" text:outline-level="1">Utilities</text:h>
      <text:h text:style-name="Heading_20_2" text:outline-level="2">cdec.py</text:h>
      <text:p text:style-name="Text_20_body">Finds color specifications in a file and prints those lines to the screen in that color.</text:p>
      <text:h text:style-name="Heading_20_1" text:outline-level="1">The color rabbit hole</text:h>
      <text:p text:style-name="Text_20_body">Color seems pretty simple to the physicist, who just thinks in terms of a wavelength on a dial from a monochromator that uses a diffraction grating to separate out the colors of a light spectrum from a continuous light source (e.g., a lamp). <text:s/>However, the rabbit hole exists because of the way the human eye converts these wavelengths to signals which are interpreted by the human's brain. <text:s/><text:span text:style-name="T1">This neuro-perception of the color is the rabbit's shovel</text:span>. <text:s/></text:p>
      <text:p text:style-name="Text_20_body">Once you go down the rabbit hole, you'll discover this huge land of engineering, science, technology, and software needed to e.g. transform the electrical signals caused by the photoelectric effect inside a camera's sensors into sets of chemicals on chopped up and pressed wood fiber to get a human to say "Yeah, that's us on the beach on our vacation" -- and have that get the same reaction from that human's descendants a century later. <text:s/>All of this is nontrivial stuff and if you're an experienced <text:soft-page-break/>engineering type, you'll see the huge number of things behind that last sentence.</text:p>
      <text:p text:style-name="Text_20_body">[ca2016] makes a cogent comment that colorimetry (measurement of color) is mostly linear algebra, referring to the mess of different methods and coordinate systems invented to discuss color. <text:s/>This is only a small part of the field of color science. <text:s/></text:p>
      <text:p text:style-name="Text_20_body">Color science is concerned with "transforming" these colors from one "representation" to another. <text:s/>Here, I'm using the analogy of the abstract mathematics of groups to their incredible variety of representations, meaning physical or mathematical models used in the "real world". <text:s/>In the context of color, this means things like the sets of chemicals that need to be sprayed, lasered, or melted onto a piece of paper to get an image for a color print, electrical sensors in a camera that need to quantify the quantity and energy of photons that excited them, the dyes and chemicals a printer needs to mix to get the colors desired on his press, coloring fabrics, etc. <text:s/><text:span text:style-name="T4">There are c</text:span><text:span text:style-name="T3">ollege and graduate school curricula devoted to these color science topics and the field is a lot deeper than you first imagine.</text:span> <text:s/></text:p>
      <text:p text:style-name="Text_20_body">As an example, a manufacturer might be building an assembly that is a collection of parts. <text:s/>One part might be an aluminum casting, another part might be machined steel, and a third part could be molded from plastic. <text:s/>To make a homogenous whole, the manufacturer might want the surfaces of all these parts to "be the same color". <text:s/>More concretely, a car manufacturer would want the color of a plastic bumper to "match" the color of the painted steel body. <text:s/>How do you make that match and how close does the match have to be (remember how fickle consumers can be)? <text:s/>Such tasks are the province of folks who have been trained in a wide variety of things related to color science. <text:s/>You'd have to worry about the spectrum of the incoming illumination, the angle of this illumination with respect to the surface, the surface coatings, and how these coatings reflect the various spectral components of the incoming light. <text:s/>With surface coatings come a variety of issues, like non-specular reflection, diffraction, interference, etc. <text:s/>Many tens of thousands of highly intelligent rabbits have worked on this stuff for centuries -- and I mean no disrespect when making that flippant statement.</text:p>
      <text:p text:style-name="Text_20_body">The best way to learn this stuff would be to get guidance from an experienced mentor, but most of us don't have the time for that. <text:s/>Instead, we dive into that great cesspool called the Internet and try to glean knowledge from it. <text:s/>This is a pretty good analogy, as much of the "wisdom" on the Internet is crap and it's up to you as an intelligent consumer to swim around until you find decent pockets of fresh water.</text:p>
      <text:h text:style-name="Heading_20_1" text:outline-level="1">References</text:h>
      <text:p text:style-name="Text_20_body">I won't give dates of access to these URLs, as most were during March 2022 and quoting such dates is of dubious attributional sense (the half lives of URLs are orders of magnitude less than they should be).</text:p>
      <table:table table:name="Table1" table:style-name="Table1">
        <table:table-column table:style-name="Table1.A"/>
        <table:table-column table:style-name="Table1.B"/>
        <table:table-row>
          <table:table-cell table:style-name="Table1.A1" office:value-type="string">
            <text:p text:style-name="Table_20_Contents">cl</text:p>
          </table:table-cell>
          <table:table-cell table:style-name="Table1.A1" office:value-type="string">
            <text:p text:style-name="Table_20_Contents"><text:a xlink:type="simple" xlink:href="http://www.phys.ufl.edu/~avery/course/3400/color/lecture_chromaticity.pdf" text:style-name="Internet_20_link" text:visited-style-name="Visited_20_Internet_20_Link">http://www.phys.ufl.edu/~avery/course/3400/color/lecture_chromaticity.pdf</text:a> </text:p>
          </table:table-cell>
        </table:table-row>
        <table:table-row>
          <table:table-cell table:style-name="Table1.A1" office:value-type="string">
            <text:p text:style-name="Table_20_Contents">ca2016</text:p>
          </table:table-cell>
          <table:table-cell table:style-name="Table1.A1" office:value-type="string">
            <text:p text:style-name="Table_20_Contents"><text:a xlink:type="simple" xlink:href="https://medium.com/hipster-color-science/a-beginners-guide-to-colorimetry-401f1830b65a" text:style-name="Internet_20_link" text:visited-style-name="Visited_20_Internet_20_Link">https://medium.com/hipster-color-science/a-beginners-guide-to-colorimetry-</text:a><text:a xlink:type="simple" xlink:href="https://medium.com/hipster-color-science/a-beginners-guide-to-colorimetry-401f1830b65a" text:style-name="Internet_20_link" text:visited-style-name="Visited_20_Internet_20_Link">401f1830b65a</text:a> This looks at the basics of colorimetry (measurement of color).</text:p>
          </table:table-cell>
        </table:table-row>
        <table:table-row>
          <table:table-cell table:style-name="Table1.A1" office:value-type="string">
            <text:p text:style-name="Table_20_Contents">wpc</text:p>
          </table:table-cell>
          <table:table-cell table:style-name="Table1.A1" office:value-type="string">
            <text:p text:style-name="Table_20_Contents"><text:a xlink:type="simple" xlink:href="https://en.wikipedia.org/wiki/Color" text:style-name="Internet_20_link" text:visited-style-name="Visited_20_Internet_20_Link">https://en.wikipedia.org/wiki/Color</text:a> Much of this article is related to the perception of color by humans. <text:s/></text:p>
          </table:table-cell>
        </table:table-row>
        <table:table-row>
          <table:table-cell table:style-name="Table1.A1" office:value-type="string">
            <text:p text:style-name="Table_20_Contents">icc</text:p>
          </table:table-cell>
          <table:table-cell table:style-name="Table1.A1" office:value-type="string">
            <text:p text:style-name="Table_20_Contents"><text:a xlink:type="simple" xlink:href="https://www.color.org/faqs.xalter#dp4" text:style-name="Internet_20_link" text:visited-style-name="Visited_20_Internet_20_Link">https://www.color.org/faqs.xalter#dp4</text:a> Gives a hint of the complexities of color engineering in the real world.</text:p>
          </table:table-cell>
        </table:table-row>
        <table:table-row>
          <table:table-cell table:style-name="Table1.A1" office:value-type="string">
            <text:p text:style-name="Table_20_Contents">cie1931</text:p>
          </table:table-cell>
          <table:table-cell table:style-name="Table1.A1" office:value-type="string">
            <text:p text:style-name="Table_20_Contents"><text:a xlink:type="simple" xlink:href="https://en.wikipedia.org/wiki/CIE_1931_color_space" text:style-name="Internet_20_link" text:visited-style-name="Visited_20_Internet_20_Link">https://en.wikipedia.org/wiki/CIE_1931_color_space</text:a> </text:p>
          </table:table-cell>
        </table:table-row>
        <table:table-row>
          <table:table-cell table:style-name="Table1.A1" office:value-type="string">
            <text:p text:style-name="Table_20_Contents">schils</text:p>
          </table:table-cell>
          <table:table-cell table:style-name="Table1.A1" office:value-type="string">
            <text:p text:style-name="Table_20_Contents"><text:a xlink:type="simple" xlink:href="http://www.color-theory-phenomena.nl/index.html" text:style-name="Internet_20_link" text:visited-style-name="Visited_20_Internet_20_Link">http://www.color-theory-phenomena.nl/index.html</text:a>. <text:s/>Paul Schils died in 2011, so these pages won't be updated.</text:p>
          </table:table-cell>
        </table:table-row>
        <table:table-row>
          <table:table-cell table:style-name="Table1.A1" office:value-type="string">
            <text:p text:style-name="Table_20_Contents">cp</text:p>
          </table:table-cell>
          <table:table-cell table:style-name="Table1.A1" office:value-type="string">
            <text:p text:style-name="Table_20_Contents"><text:a xlink:type="simple" xlink:href="http://hyperphysics.phy-astr.gsu.edu/hbase/vision/colper.html" text:style-name="Internet_20_link" text:visited-style-name="Visited_20_Internet_20_Link">http://hyperphysics.phy-astr.gsu.edu/hbase/vision/colper.html</text:a> This is a short page on color perception, oriented around the CIE chromaticity diagram.</text:p>
          </table:table-cell>
        </table:table-row>
        <text:soft-page-break/>
        <table:table-row>
          <table:table-cell table:style-name="Table1.A1" office:value-type="string">
            <text:p text:style-name="Table_20_Contents">schwartz</text:p>
          </table:table-cell>
          <table:table-cell table:style-name="Table1.A1" office:value-type="string">
            <text:p text:style-name="Table_20_Contents"><text:a xlink:type="simple" xlink:href="https://scholar.harvard.edu/files/schwartz/files/lecture17-color.pdf" text:style-name="Internet_20_link" text:visited-style-name="Visited_20_Internet_20_Link">https://scholar.harvard.edu/files/schwartz/files/lecture17-color.pdf</text:a> This is good document to take a look at.</text:p>
          </table:table-cell>
        </table:table-row>
        <table:table-row>
          <table:table-cell table:style-name="Table1.A1" office:value-type="string">
            <text:p text:style-name="Table_20_Contents">wgsim</text:p>
          </table:table-cell>
          <table:table-cell table:style-name="Table1.A1" office:value-type="string">
            <text:p text:style-name="Table_20_Contents"><text:a xlink:type="simple" xlink:href="https://rgbcmyk.com.ar/en/emulating-the-wright-guild-experiment" text:style-name="Internet_20_link" text:visited-style-name="Visited_20_Internet_20_Link">https://rgbcmyk.com.ar/en/emulating-the-wright-guild-experiment</text:a> discusses an applet (<text:a xlink:type="simple" xlink:href="https://rgbcmyk.com.ar/1931" text:style-name="Internet_20_link" text:visited-style-name="Visited_20_Internet_20_Link">https://rgbcmyk.com.ar/1931</text:a>) that simulates what the observers needed to do to get a color match in the 1931 Wright/Guild experiments. <text:s/>This simulator helps you understand the negative components' behavior in the original experiment.</text:p>
          </table:table-cell>
        </table:table-row>
        <table:table-row>
          <table:table-cell table:style-name="Table1.A1" office:value-type="string">
            <text:p text:style-name="Table_20_Contents">--</text:p>
          </table:table-cell>
          <table:table-cell table:style-name="Table1.A1" office:value-type="string">
            <text:p text:style-name="Table_20_Contents"><text:a xlink:type="simple" xlink:href="http://www.cvrl.org/" text:style-name="Internet_20_link" text:visited-style-name="Visited_20_Internet_20_Link">http://www.cvrl.org/</text:a> Color &amp; Vision Research Lab, Institute of Ophthalmology, part of Univ. College London.</text:p>
          </table:table-cell>
        </table:table-row>
        <table:table-row>
          <table:table-cell table:style-name="Table1.A1" office:value-type="string">
            <text:p text:style-name="Table_20_Contents">jw</text:p>
          </table:table-cell>
          <table:table-cell table:style-name="Table1.A1" office:value-type="string">
            <text:p text:style-name="Table_20_Contents"><text:a xlink:type="simple" xlink:href="https://www.fourmilab.ch/documents/specrend/" text:style-name="Internet_20_link" text:visited-style-name="Visited_20_Internet_20_Link">https://www.fourmilab.ch/documents/specrend/</text:a> <text:s/>Explains about getting XYZ coordinates and converting from xy to RGB (device) color. <text:s/>Nearly anything written by John Walker is good stuff.</text:p>
          </table:table-cell>
        </table:table-row>
        <table:table-row>
          <table:table-cell table:style-name="Table1.A1" office:value-type="string">
            <text:p text:style-name="Table_20_Contents">--</text:p>
          </table:table-cell>
          <table:table-cell table:style-name="Table1.A1" office:value-type="string">
            <text:p text:style-name="Table_20_Contents"><text:a xlink:type="simple" xlink:href="https://getreuer.info/posts/colorspace/index.html" text:style-name="Internet_20_link" text:visited-style-name="Visited_20_Internet_20_Link">https://getreuer.info/posts/colorspace/index.html</text:a> gives some C++ code for color space transformation functions.</text:p>
          </table:table-cell>
        </table:table-row>
        <table:table-row>
          <table:table-cell table:style-name="Table1.A1" office:value-type="string">
            <text:p text:style-name="Table_20_Contents">cd1931</text:p>
          </table:table-cell>
          <table:table-cell table:style-name="Table1.A1" office:value-type="string">
            <text:p text:style-name="Table_20_Contents"><text:a xlink:type="simple" xlink:href="http://hyperphysics.phy-astr.gsu.edu/hbase/vision/cie.html#c2" text:style-name="Internet_20_link" text:visited-style-name="Visited_20_Internet_20_Link">http://hyperphysics.phy-astr.gsu.edu/hbase/vision/cie.html#c2</text:a> 1931 CIE chromaticity diagram</text:p>
          </table:table-cell>
        </table:table-row>
        <table:table-row>
          <table:table-cell table:style-name="Table1.A1" office:value-type="string">
            <text:p text:style-name="Table_20_Contents">cd1976</text:p>
          </table:table-cell>
          <table:table-cell table:style-name="Table1.A1" office:value-type="string">
            <text:p text:style-name="Table_20_Contents"><text:a xlink:type="simple" xlink:href="http://hyperphysics.phy-astr.gsu.edu/hbase/vision/cie1976.html#c1" text:style-name="Internet_20_link" text:visited-style-name="Visited_20_Internet_20_Link">http://hyperphysics.phy-astr.gsu.edu/hbase/vision/cie1976.html#c1</text:a> 1976 CIE chromaticity diagram</text:p>
          </table:table-cell>
        </table:table-row>
        <table:table-row>
          <table:table-cell table:style-name="Table1.A1" office:value-type="string">
            <text:p text:style-name="Table_20_Contents">css4</text:p>
          </table:table-cell>
          <table:table-cell table:style-name="Table1.A1" office:value-type="string">
            <text:p text:style-name="Table_20_Contents"><text:a xlink:type="simple" xlink:href="https://www.w3.org/TR/css-color-4" text:style-name="Internet_20_link" text:visited-style-name="Visited_20_Internet_20_Link">https://www.w3.org/TR/css-color-4</text:a> Color in CSS documents.</text:p>
          </table:table-cell>
        </table:table-row>
        <table:table-row>
          <table:table-cell table:style-name="Table1.A1" office:value-type="string">
            <text:p text:style-name="Table_20_Contents">wright</text:p>
          </table:table-cell>
          <table:table-cell table:style-name="Table1.A1" office:value-type="string">
            <text:p text:style-name="Table_20_Contents">W D Wright 1929 <text:span text:style-name="T7">Trans. Opt. Soc.</text:span> 30 141: <text:s/>"A re-determination of the trichromatic coefficients of the spectral colours".</text:p>
          </table:table-cell>
        </table:table-row>
        <table:table-row>
          <table:table-cell table:style-name="Table1.A1" office:value-type="string">
            <text:p text:style-name="Table_20_Contents">guild</text:p>
          </table:table-cell>
          <table:table-cell table:style-name="Table1.A1" office:value-type="string">
            <text:p text:style-name="Table_20_Contents">J Guild 1931 <text:span text:style-name="T7">Phil. Trans. A</text:span> 230 149-187: <text:s/>"The colorimetric properties of the spectrum".</text:p>
          </table:table-cell>
        </table:table-row>
        <table:table-row>
          <table:table-cell table:style-name="Table1.A1" office:value-type="string">
            <text:p text:style-name="Table_20_Contents">nim</text:p>
          </table:table-cell>
          <table:table-cell table:style-name="Table1.A1" office:value-type="string">
            <text:p text:style-name="Table_20_Contents">I. Nimeroff, J. Rosenblatt, M. Dannemiller, "Variability of Spectral Tristimulus Values", J. Research of the NBS A, 65A(6) 475-483, Nov-Dec 1961.</text:p>
          </table:table-cell>
        </table:table-row>
        <table:table-row>
          <table:table-cell table:style-name="Table1.A1" office:value-type="string">
            <text:p text:style-name="Table_20_Contents">werner</text:p>
          </table:table-cell>
          <table:table-cell table:style-name="Table1.A1" office:value-type="string">
            <text:p text:style-name="Table_20_Contents">K. Shinomori, B. Schefrin, J. Werner, <text:s/>Opt Soc Am A Opt Image Sci Vis., 2001 February, 18(2): 310–318, "Age-related changes in wavelength discrimination". <text:s text:c="2"/>This article gives a flavor for how much work it is to measure this stuff. <text:s/>Despite this obvious work, I'm not a fan of the paucity of data in figure 3 resulting in the "high frequency" content of the solid curves, even if they were gotten by fitting some physiological model. <text:s/></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6" svg:font-family="Arial"/>
    <style:font-face style:name="Arial2" svg:font-family="Arial, Helvetica, sans-serif"/>
    <style:font-face style:name="OpenSymbol" svg:font-family="OpenSymbol"/>
    <style:font-face style:name="Arial4"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Arial Narrow" svg:font-family="'Arial Narrow'" style:font-adornments="Regular" style:font-family-generic="swiss" style:font-pitch="variable"/>
    <style:font-face style:name="DejaVu Sans" svg:font-family="'DejaVu Sans'" style:font-adornments="Book"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6"/>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6" style:font-size-complex="12pt" style:font-style-complex="italic"/>
    </style:style>
    <style:style style:name="Index" style:family="paragraph" style:parent-style-name="Standard" style:class="index">
      <style:paragraph-properties text:number-lines="false" text:line-number="0"/>
      <style:text-properties style:font-name-complex="Arial6"/>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dddddd">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0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0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0mm" fo:margin-top="0mm" fo:margin-bottom="0mm" fo:text-indent="0mm" style:auto-text-indent="false"/>
      <style:text-properties style:use-window-font-color="true" style:font-name="Lucida Console" fo:font-size="10pt" fo:language="zxx" fo:country="none"/>
    </style:style>
    <style:style style:name="Code_20_end" style:display-name="Code end" style:family="paragraph" style:parent-style-name="Code" style:next-style-name="Text_20_body">
      <style:paragraph-properties fo:margin-top="0mm" fo:margin-bottom="1.52mm" fo:background-color="transparent">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nex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Needs_20_attention"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 style:family="paragraph" style:parent-style-name="Caption" style:class="extra">
      <style:paragraph-properties fo:text-align="center" style:justify-single-word="false"/>
      <style:text-properties fo:font-style="normal" fo:font-weight="bold"/>
    </style:style>
    <style:style style:name="Indented_2c__20_no_20_space_20_after" style:display-name="Indented, no space after" style:family="paragraph" style:parent-style-name="Indented">
      <style:paragraph-properties fo:margin-top="0mm" fo:margin-bottom="0mm"/>
    </style:style>
    <style:style style:name="Abstract" style:family="paragraph" style:parent-style-name="Text_20_body" style:master-page-name="">
      <style:paragraph-properties fo:margin-left="10mm" fo:margin-right="4.99mm" fo:text-indent="0mm" style:auto-text-indent="false" style:page-number="auto"/>
      <style:text-properties style:font-name="Arial Narrow" fo:font-size="11pt" fo:font-style="normal" fo:font-weight="normal"/>
    </style:style>
    <style:style style:name="Abstract_2c__20_no_20_space_20_after" style:display-name="Abstract, no space after" style:family="paragraph" style:parent-style-name="Abstract">
      <style:paragraph-properties fo:margin-top="0mm" fo:margin-bottom="0mm"/>
    </style:style>
    <style:style style:name="_2a__2a__2a__2a__2a__20__20__20__20__20__20__20_Hidden_20__20__20__20__20__20__2a__2a__2a__2a__2a_" style:display-name="*****       Hidden      *****" style:family="paragraph" style:parent-style-name="Text_20_body">
      <style:paragraph-properties fo:background-color="transparent">
        <style:background-image/>
      </style:paragraph-properties>
      <style:text-properties text:display="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ook_20_title" style:display-name="Book title" style:family="text" style:parent-style-name="Default_2c__20_custom">
      <style:text-properties fo:font-style="italic"/>
    </style:style>
    <style:style style:name="Code" style:family="text" style:parent-style-name="Default_2c__20_custom">
      <style:text-properties fo:color="#333366" style:font-name="Lucida Console" fo:font-size="11pt" fo:language="zxx" fo:country="none"/>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style:text-underline-style="solid" style:text-underline-width="auto" style:text-underline-color="font-color"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Arial" fo:font-size="11pt" fo:font-weight="normal" fo:background-color="#ffff99"/>
    </style:style>
    <style:style style:name="Example_20_header" style:display-name="Example header" style:family="text">
      <style:text-properties style:font-name="Arial1" fo:font-size="11pt" fo:font-style="italic"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style:use-window-font-color="true" style:font-name="Arial3" fo:font-size="11pt" fo:language="zxx" fo:country="none" fo:font-style="normal" fo:font-weight="normal" fo:background-color="#dddddd"/>
    </style:style>
    <style:style style:name="Code_2c__20_smaller_20_font" style:display-name="Code, smaller font" style:family="text" style:parent-style-name="Code">
      <style:text-properties style:font-size-rel="-1pt" fo:background-color="transparent"/>
    </style:style>
    <style:style style:name="Default_2c__20_no_20_spell_20_check" style:display-name="Default, no spell check" style:family="text" style:parent-style-name="Default_2c__20_custom">
      <style:text-properties fo:language="zxx" fo:country="none"/>
    </style:style>
    <style:style style:name="URL" style:family="text">
      <style:text-properties fo:color="#000080" style:font-name="Arial" fo:font-size="11pt" fo:language="zxx" fo:country="none" style:text-underline-style="solid" style:text-underline-width="auto" style:text-underline-color="font-color" fo:font-weight="normal" style:language-asian="zxx" style:country-asian="none" style:language-complex="zxx" style:country-complex="none"/>
    </style:style>
    <style:style style:name="Emphasis" style:family="text">
      <style:text-properties fo:font-style="italic" style:font-style-asian="italic" style:font-style-complex="italic"/>
    </style:style>
    <style:style style:name="Overbar" style:family="text">
      <style:text-properties style:font-name="Arial" fo:font-size="11pt" fo:font-weight="normal" style:text-overline-style="solid" style:text-overline-width="auto" style:text-overline-color="font-color"/>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4"/>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4"/>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1" meta:image-count="1" meta:object-count="5" meta:page-count="8" meta:paragraph-count="127" meta:word-count="3907" meta:character-count="23969"/>
    <meta:template xlink:type="simple" xlink:actuate="onRequest" xlink:title="Normal" xlink:href="../Normal.ott" meta:date="2014-12-28T08:19:31.36"/>
  </office:meta>
</office:document-meta>
</file>

<file path=Object 1/content.xml><?xml version="1.0" encoding="utf-8"?>
<math xmlns="http://www.w3.org/1998/Math/MathML">
  <semantics>
    <mrow>
      <mrow>
        <mi>P</mi>
        <mo stretchy="false">=</mo>
        <mrow>
          <mi>Q</mi>
          <mo stretchy="false">+</mo>
          <mrow>
            <mstyle mathvariant="bold">
              <mrow>
                <mi>r</mi>
              </mrow>
            </mstyle>
            <mo stretchy="false">⋅</mo>
            <mi>t</mi>
          </mrow>
        </mrow>
      </mrow>
    </mrow>
    <annotation encoding="StarMath 5.0">P = Q + bold r cdot t</annotation>
  </semantics>
</math>
</file>

<file path=Object 2/content.xml><?xml version="1.0" encoding="utf-8"?>
<math xmlns="http://www.w3.org/1998/Math/MathML">
  <semantics>
    <mrow>
      <mrow>
        <mstyle mathvariant="bold">
          <mrow>
            <mi>r</mi>
          </mrow>
        </mstyle>
        <mo stretchy="false">=</mo>
        <mrow>
          <mstyle mathvariant="bold">
            <mrow>
              <mi>P</mi>
            </mrow>
          </mstyle>
          <mo stretchy="false">−</mo>
          <mstyle mathvariant="bold">
            <mrow>
              <mi>Q</mi>
            </mrow>
          </mstyle>
        </mrow>
      </mrow>
    </mrow>
    <annotation encoding="StarMath 5.0">bold r = bold P - bold Q</annotation>
  </semantics>
</math>
</file>

<file path=Object 3/content.xml><?xml version="1.0" encoding="utf-8"?>
<math xmlns="http://www.w3.org/1998/Math/MathML">
  <semantics>
    <mrow>
      <mn>2atan</mn>
      <mrow>
        <mo stretchy="false">(</mo>
        <mrow>
          <mrow>
            <mi>w</mi>
            <mo stretchy="false">/</mo>
            <mrow>
              <mo stretchy="false">(</mo>
              <mrow>
                <mrow>
                  <mn>2</mn>
                  <mo stretchy="false">∗</mo>
                  <mi>L</mi>
                </mrow>
              </mrow>
              <mo stretchy="false">)</mo>
            </mrow>
          </mrow>
        </mrow>
        <mo stretchy="false">)</mo>
      </mrow>
    </mrow>
    <annotation encoding="StarMath 5.0">2atan(w/(2*L))</annotation>
  </semantics>
</math>
</file>

<file path=Object 4/content.xml><?xml version="1.0" encoding="utf-8"?>
<math xmlns="http://www.w3.org/1998/Math/MathML">
  <semantics>
    <mrow>
      <mfenced open="(" close=")">
        <mrow>
          <mrow>
            <mtable>
              <mtr>
                <mtd>
                  <mrow>
                    <mn>2.7688</mn>
                  </mrow>
                </mtd>
                <mtd>
                  <mrow>
                    <mn>1.7517</mn>
                  </mrow>
                </mtd>
                <mtd>
                  <mrow>
                    <mn>1.1301</mn>
                  </mrow>
                </mtd>
              </mtr>
              <mtr>
                <mtd>
                  <mrow>
                    <mn>1.0000</mn>
                  </mrow>
                </mtd>
                <mtd>
                  <mrow>
                    <mn>4.5906</mn>
                  </mrow>
                </mtd>
                <mtd>
                  <mrow>
                    <mn>0.0601</mn>
                  </mrow>
                </mtd>
              </mtr>
              <mtr>
                <mtd>
                  <mrow>
                    <mn>0.0000</mn>
                  </mrow>
                </mtd>
                <mtd>
                  <mrow>
                    <mn>0.0565</mn>
                  </mrow>
                </mtd>
                <mtd>
                  <mrow>
                    <mn>5.5942</mn>
                  </mrow>
                </mtd>
              </mtr>
            </mtable>
          </mrow>
        </mrow>
      </mfenced>
      <mfenced open="(" close=")">
        <mrow>
          <mrow>
            <mtable>
              <mtr>
                <mtd>
                  <mrow>
                    <mi>r</mi>
                    <mrow>
                      <mo stretchy="false">(</mo>
                      <mrow>
                        <mo stretchy="false">λ</mo>
                      </mrow>
                      <mo stretchy="false">)</mo>
                    </mrow>
                  </mrow>
                </mtd>
              </mtr>
              <mtr>
                <mtd>
                  <mrow>
                    <mi>g</mi>
                    <mrow>
                      <mo stretchy="false">(</mo>
                      <mrow>
                        <mo stretchy="false">λ</mo>
                      </mrow>
                      <mo stretchy="false">)</mo>
                    </mrow>
                  </mrow>
                </mtd>
              </mtr>
              <mtr>
                <mtd>
                  <mrow>
                    <mi>b</mi>
                    <mrow>
                      <mo stretchy="false">(</mo>
                      <mrow>
                        <mo stretchy="false">λ</mo>
                      </mrow>
                      <mo stretchy="false">)</mo>
                    </mrow>
                  </mrow>
                </mtd>
              </mtr>
            </mtable>
          </mrow>
        </mrow>
      </mfenced>
    </mrow>
    <annotation encoding="StarMath 5.0">left ( {matrix {
2.7688 # 1.7517 # 1.1301 ##
1.0000 # 4.5906 # 0.0601 ##
0.0000 # 0.0565 # 5.5942
}} right )
left ( { matrix { r(%lambda)##g(%lambda)## b(%lambda)}} right )</annotation>
  </semantics>
</math>
</file>

<file path=Object 5/content.xml><?xml version="1.0" encoding="utf-8"?>
<math xmlns="http://www.w3.org/1998/Math/MathML">
  <semantics>
    <mtable>
      <mtr>
        <mtd>
          <mrow>
            <mrow>
              <mi>x</mi>
              <mo stretchy="false">=</mo>
              <mfrac>
                <mi>X</mi>
                <mrow>
                  <mrow>
                    <mrow>
                      <mi>X</mi>
                      <mo stretchy="false">+</mo>
                      <mi>Y</mi>
                    </mrow>
                    <mo stretchy="false">+</mo>
                    <mi>Z</mi>
                  </mrow>
                </mrow>
              </mfrac>
            </mrow>
          </mrow>
        </mtd>
      </mtr>
      <mtr>
        <mtd>
          <mrow>
            <mrow>
              <mi>y</mi>
              <mo stretchy="false">=</mo>
              <mfrac>
                <mi>Y</mi>
                <mrow>
                  <mrow>
                    <mrow>
                      <mi>X</mi>
                      <mo stretchy="false">+</mo>
                      <mi>Y</mi>
                    </mrow>
                    <mo stretchy="false">+</mo>
                    <mi>Z</mi>
                  </mrow>
                </mrow>
              </mfrac>
            </mrow>
          </mrow>
        </mtd>
      </mtr>
    </mtable>
    <annotation encoding="StarMath 5.0">x = X over {X + Y + Z} newline
y = Y over {X + Y + Z}</annotation>
  </semantics>
</math>
</file>